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d163"/>
    </style:style>
    <style:style style:name="P2" style:family="paragraph" style:parent-style-name="Standard">
      <style:text-properties officeooo:paragraph-rsid="00160c91"/>
    </style:style>
    <style:style style:name="P3" style:family="paragraph" style:parent-style-name="Standard">
      <style:text-properties officeooo:paragraph-rsid="00180f07"/>
    </style:style>
    <style:style style:name="P4" style:family="paragraph" style:parent-style-name="Standard">
      <style:paragraph-properties style:line-height-at-least="0.503cm"/>
      <style:text-properties officeooo:paragraph-rsid="001fed61"/>
    </style:style>
    <style:style style:name="P5" style:family="paragraph" style:parent-style-name="Standard">
      <style:text-properties officeooo:paragraph-rsid="00184acd"/>
    </style:style>
    <style:style style:name="P6" style:family="paragraph" style:parent-style-name="Standard">
      <style:text-properties officeooo:paragraph-rsid="001a1f83"/>
    </style:style>
    <style:style style:name="P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212fd8" fo:background-color="transparent"/>
    </style:style>
    <style:style style:name="P9" style:family="paragraph" style:parent-style-name="Standard">
      <style:text-properties officeooo:paragraph-rsid="00212fd8"/>
    </style:style>
    <style:style style:name="P10" style:family="paragraph" style:parent-style-name="Standard">
      <style:text-properties officeooo:paragraph-rsid="00226345"/>
    </style:style>
    <style:style style:name="P11" style:family="paragraph" style:parent-style-name="Standard">
      <style:text-properties officeooo:paragraph-rsid="0025daab"/>
    </style:style>
    <style:style style:name="P12" style:family="paragraph" style:parent-style-name="Standard">
      <style:text-properties officeooo:paragraph-rsid="002e3aee"/>
    </style:style>
    <style:style style:name="P13" style:family="paragraph" style:parent-style-name="Standard">
      <style:text-properties officeooo:paragraph-rsid="003a2681"/>
    </style:style>
    <style:style style:name="P14" style:family="paragraph" style:parent-style-name="Standard">
      <style:text-properties officeooo:paragraph-rsid="003ac4a1"/>
    </style:style>
    <style:style style:name="P15" style:family="paragraph" style:parent-style-name="Standard">
      <style:text-properties officeooo:paragraph-rsid="0043f1f0"/>
    </style:style>
    <style:style style:name="P16" style:family="paragraph" style:parent-style-name="Standard">
      <style:text-properties officeooo:paragraph-rsid="0049735a"/>
    </style:style>
    <style:style style:name="P17" style:family="paragraph" style:parent-style-name="Standard">
      <style:text-properties officeooo:paragraph-rsid="004b5f42"/>
    </style:style>
    <style:style style:name="P18" style:family="paragraph" style:parent-style-name="Standard">
      <style:text-properties officeooo:paragraph-rsid="004cc47d"/>
    </style:style>
    <style:style style:name="P19" style:family="paragraph" style:parent-style-name="Standard">
      <style:text-properties officeooo:paragraph-rsid="0051fc29"/>
    </style:style>
    <style:style style:name="P20" style:family="paragraph" style:parent-style-name="Standard">
      <style:text-properties officeooo:paragraph-rsid="00571112"/>
    </style:style>
    <style:style style:name="P21" style:family="paragraph" style:parent-style-name="Standard">
      <style:text-properties officeooo:paragraph-rsid="0058dd2a"/>
    </style:style>
    <style:style style:name="P22" style:family="paragraph" style:parent-style-name="Standard">
      <style:text-properties officeooo:paragraph-rsid="00590437"/>
    </style:style>
    <style:style style:name="P23" style:family="paragraph" style:parent-style-name="Standard">
      <style:text-properties officeooo:paragraph-rsid="0051fc29"/>
    </style:style>
    <style:style style:name="T1" style:family="text">
      <style:text-properties officeooo:rsid="00180f07"/>
    </style:style>
    <style:style style:name="T2" style:family="text">
      <style:text-properties fo:font-weight="normal" fo:background-color="#ffffff" loext:char-shading-value="0"/>
    </style:style>
    <style:style style:name="T3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4" style:family="text">
      <style:text-properties style:use-window-font-color="true" style:font-name="Droid Sans Mono" fo:font-size="10.5pt" fo:font-weight="normal" officeooo:rsid="00180f07" fo:background-color="transparent" loext:char-shading-value="0"/>
    </style:style>
    <style:style style:name="T5" style:family="text">
      <style:text-properties style:use-window-font-color="true" style:font-name="Droid Sans Mono" fo:font-size="10.5pt" fo:font-weight="normal" officeooo:rsid="001dc575" fo:background-color="transparent" loext:char-shading-value="0"/>
    </style:style>
    <style:style style:name="T6" style:family="text">
      <style:text-properties style:use-window-font-color="true" style:font-name="Droid Sans Mono" fo:font-size="10.5pt" fo:font-weight="normal" officeooo:rsid="00571112" fo:background-color="transparent" loext:char-shading-value="0"/>
    </style:style>
    <style:style style:name="T7" style:family="text">
      <style:text-properties style:use-window-font-color="true" style:font-name="Droid Sans Mono" fo:font-size="10.5pt" officeooo:rsid="00180f07" fo:background-color="transparent" loext:char-shading-value="0"/>
    </style:style>
    <style:style style:name="T8" style:family="text">
      <style:text-properties officeooo:rsid="00184acd"/>
    </style:style>
    <style:style style:name="T9" style:family="text">
      <style:text-properties fo:font-weight="bold"/>
    </style:style>
    <style:style style:name="T10" style:family="text">
      <style:text-properties fo:font-weight="bold" fo:background-color="#ffffff" loext:char-shading-value="0"/>
    </style:style>
    <style:style style:name="T11" style:family="text">
      <style:text-properties fo:font-weight="bold" officeooo:rsid="00226345"/>
    </style:style>
    <style:style style:name="T12" style:family="text">
      <style:text-properties officeooo:rsid="00226345"/>
    </style:style>
    <style:style style:name="T13" style:family="text">
      <style:text-properties officeooo:rsid="002df142"/>
    </style:style>
    <style:style style:name="T14" style:family="text">
      <style:text-properties officeooo:rsid="0035ea27"/>
    </style:style>
    <style:style style:name="T15" style:family="text">
      <style:text-properties officeooo:rsid="003a2681"/>
    </style:style>
    <style:style style:name="T16" style:family="text">
      <style:text-properties officeooo:rsid="004147cb"/>
    </style:style>
    <style:style style:name="T17" style:family="text">
      <style:text-properties officeooo:rsid="004b5f42"/>
    </style:style>
    <style:style style:name="T18" style:family="text">
      <style:text-properties officeooo:rsid="004cc47d"/>
    </style:style>
    <style:style style:name="T19" style:family="text">
      <style:text-properties officeooo:rsid="005904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ctl stop mysql</text:p>
      <text:p text:style-name="P1"/>
      <text:p text:style-name="P6">sudo apachectl stop</text:p>
      <text:p text:style-name="P6"><text:span text:style-name="Strong_20_Emphasis"/></text:p>
      <text:p text:style-name="P6">sudo apt-get install net-tools</text:p>
      <text:p text:style-name="P6"/>
      <text:p text:style-name="P6">ip addr</text:p>
      <text:p text:style-name="P6"/>
      <text:p text:style-name="P6">sudo modprobe -v dummy numdummies=1</text:p>
      <text:p text:style-name="P6"/>
      <text:p text:style-name="P6"><text:span text:style-name="Strong_20_Emphasis"><text:span text:style-name="T7">sudo ip addr add 192.168.44.44 dev dummy0</text:span></text:span></text:p>
      <text:p text:style-name="P1"/>
      <text:p text:style-name="P2">sudo docker-compose up -d</text:p>
      <text:p text:style-name="P2"/>
      <text:p text:style-name="P22"><text:span text:style-name="Strong_20_Emphasis"><text:span text:style-name="T19">sudo docker ps</text:span></text:span></text:p>
      <text:p text:style-name="P2"><text:span text:style-name="Strong_20_Emphasis"/></text:p>
      <text:p text:style-name="P2"><text:span text:style-name="Strong_20_Emphasis">sudo docker exec -it praeconis_web_1 bash</text:span></text:p>
      <text:p text:style-name="P2"><text:span text:style-name="Strong_20_Emphasis"/></text:p>
      <text:p text:style-name="P3"><text:span text:style-name="Strong_20_Emphasis"><text:span text:style-name="T1">dans composer.json :</text:span></text:span></text:p>
      <text:p text:style-name="P3"><text:span text:style-name="Strong_20_Emphasis"><text:span text:style-name="T1">changer </text:span></text:span></text:p>
      <text:p text:style-name="P3"><text:span text:style-name="Strong_20_Emphasis"><text:span text:style-name="T3">https://nc.giesima.fr/remote.php/webdav/FPDI_PDF-Parser.tgz</text:span></text:span></text:p>
      <text:p text:style-name="P3"><text:span text:style-name="Strong_20_Emphasis"><text:span text:style-name="T1">par </text:span></text:span></text:p>
      <text:p text:style-name="P3"><text:a xlink:type="simple" xlink:href="http://share.actency.fr/libraries/FPDI_PDF-Parser-2.0.4.zip" text:style-name="Internet_20_link" text:visited-style-name="Visited_20_Internet_20_Link"><text:span text:style-name="Strong_20_Emphasis"><text:span text:style-name="T3">http://share.actency.fr/libraries/FPDI_PDF-Parser-2.0.4.zip</text:span></text:span></text:a></text:p>
      <text:p text:style-name="P3"><text:span text:style-name="Strong_20_Emphasis"><text:span text:style-name="T4">supprimer composer.lock</text:span></text:span></text:p>
      <text:p text:style-name="P3"><text:span text:style-name="Strong_20_Emphasis"/></text:p>
      <text:p text:style-name="P3"><text:span text:style-name="Strong_20_Emphasis">composer install</text:span></text:p>
      <text:p text:style-name="P3"><text:span text:style-name="Strong_20_Emphasis"><text:span text:style-name="T7"/></text:span></text:p>
      <text:p text:style-name="P5"><text:span text:style-name="T14">sudo </text:span>./vendor/bin/phing install</text:p>
      <text:p text:style-name="P5"/>
      <text:p text:style-name="P5"><text:span text:style-name="Strong_20_Emphasis"><text:span text:style-name="T8">pour sortir du container</text:span></text:span></text:p>
      <text:p text:style-name="P5"><text:span text:style-name="Strong_20_Emphasis">ctrl+p and ctrl+q </text:span></text:p>
      <text:p text:style-name="P5"><text:span text:style-name="Strong_20_Emphasis"><text:span text:style-name="T7"/></text:span></text:p>
      <text:p text:style-name="P20"><text:span text:style-name="Strong_20_Emphasis"><text:span text:style-name="T6">local machine : </text:span></text:span></text:p>
      <text:p text:style-name="P20"><text:span text:style-name="Strong_20_Emphasis"><text:span text:style-name="T4">sudo chmod +rwx "settings.local.php"</text:span></text:span></text:p>
      <text:p text:style-name="P20"><text:span text:style-name="Strong_20_Emphasis"><text:span text:style-name="T4"/></text:span></text:p>
      <text:p text:style-name="P3"><text:span text:style-name="Strong_20_Emphasis"><text:span text:style-name="T5">praeconis</text:span></text:span><text:span text:style-name="Strong_20_Emphasis"><text:span text:style-name="T3">/</text:span></text:span><text:span text:style-name="Strong_20_Emphasis"><text:span text:style-name="Emphasis"><text:span text:style-name="T3">config/drupal/settings.local.php</text:span></text:span></text:span></text:p>
      <text:p text:style-name="P7">$_site_name = '';</text:p>
      <text:p text:style-name="P3"><text:span text:style-name="Strong_20_Emphasis"><text:span text:style-name="T3"/></text:span></text:p>
      <text:p text:style-name="P20"><text:span text:style-name="Strong_20_Emphasis"><text:span text:style-name="T6">virtual machine :</text:span></text:span></text:p>
      <text:p text:style-name="P4"><text:span text:style-name="Strong_20_Emphasis"><text:span text:style-name="T3">./vendor/bin/phing gulp:css</text:span></text:span></text:p>
      <text:p text:style-name="P9"/>
      <text:p text:style-name="P9">drush user-create <text:span text:style-name="T9">admin_</text:span>tech --password='<text:span text:style-name="T9">admin_</text:span>tech' -y</text:p>
      <text:p text:style-name="P8"><text:span text:style-name="Strong_20_Emphasis"><text:span text:style-name="T2"><text:line-break/>drush urol </text:span></text:span><text:span text:style-name="Strong_20_Emphasis"><text:span text:style-name="T10">admin_</text:span></text:span><text:span text:style-name="Strong_20_Emphasis"><text:span text:style-name="T2">tech </text:span></text:span><text:span text:style-name="Strong_20_Emphasis"><text:span text:style-name="T10">admin_</text:span></text:span><text:span text:style-name="Strong_20_Emphasis"><text:span text:style-name="T2">tech -y</text:span></text:span></text:p>
      <text:p text:style-name="P3"><text:span text:style-name="Strong_20_Emphasis"/></text:p>
      <text:p text:style-name="P10"><text:span text:style-name="Strong_20_Emphasis"><text:span text:style-name="T12">Connexion courtier</text:span></text:span></text:p>
      <text:p text:style-name="P21"><text:span text:style-name="Strong_20_Emphasis"><text:span text:style-name="T11">user : </text:span></text:span><text:span text:style-name="Strong_20_Emphasis"><text:span text:style-name="T12">courtier</text:span></text:span></text:p>
      <text:p text:style-name="P21"><text:span text:style-name="Strong_20_Emphasis"><text:span text:style-name="T11">password : </text:span></text:span><text:span text:style-name="Strong_20_Emphasis"><text:span text:style-name="T12">courtier</text:span></text:span></text:p>
      <text:p text:style-name="P21"><text:span text:style-name="Strong_20_Emphasis"/></text:p>
      <text:p text:style-name="P21"><text:span text:style-name="Strong_20_Emphasis"><text:span text:style-name="T12">Connexion admin</text:span></text:span></text:p>
      <text:p text:style-name="P21"><text:span text:style-name="Strong_20_Emphasis"><text:span text:style-name="T11">user : </text:span></text:span><text:span text:style-name="Strong_20_Emphasis"><text:span text:style-name="T9">admin_</text:span></text:span><text:span text:style-name="Strong_20_Emphasis">tech</text:span></text:p>
      <text:p text:style-name="P21"><text:span text:style-name="Strong_20_Emphasis"><text:span text:style-name="T11">password : </text:span></text:span><text:span text:style-name="Strong_20_Emphasis"><text:span text:style-name="T9">admin_</text:span></text:span><text:span text:style-name="Strong_20_Emphasis">tech</text:span></text:p>
      <text:p text:style-name="P21"><text:span text:style-name="Strong_20_Emphasis"/></text:p>
      <text:p text:style-name="P11"><text:span text:style-name="Strong_20_Emphasis">cd </text:span><text:span text:style-name="Strong_20_Emphasis"><text:span text:style-name="T13">~/html/</text:span></text:span><text:span text:style-name="Strong_20_Emphasis">phing/tasks</text:span></text:p>
      <text:p text:style-name="P11"><text:soft-page-break/><text:span text:style-name="Strong_20_Emphasis"/></text:p>
      <text:p text:style-name="P11"><text:span text:style-name="Strong_20_Emphasis">cat bower.xml</text:span></text:p>
      <text:p text:style-name="P11"><text:span text:style-name="Strong_20_Emphasis"/></text:p>
      <text:p text:style-name="P11"><text:span text:style-name="Strong_20_Emphasis">cat build.xml</text:span></text:p>
      <text:p text:style-name="P11"><text:span text:style-name="Strong_20_Emphasis"/></text:p>
      <text:p text:style-name="P12"><text:span text:style-name="Strong_20_Emphasis">cat theme.xml</text:span></text:p>
      <text:p text:style-name="P12"><text:span text:style-name="Strong_20_Emphasis"/></text:p>
      <text:p text:style-name="P12"><text:span text:style-name="Strong_20_Emphasis"/></text:p>
      <text:p text:style-name="P14"><text:span text:style-name="Strong_20_Emphasis">cd </text:span><text:span text:style-name="Strong_20_Emphasis"><text:span text:style-name="T13">~/html</text:span></text:span></text:p>
      <text:p text:style-name="P12"><text:span text:style-name="Strong_20_Emphasis"/></text:p>
      <text:p text:style-name="P12"><text:span text:style-name="Strong_20_Emphasis">npm install gulp</text:span></text:p>
      <text:p text:style-name="P14"><text:span text:style-name="Strong_20_Emphasis"/></text:p>
      <text:p text:style-name="P16"><text:span text:style-name="Strong_20_Emphasis"><text:span text:style-name="T15">cd web</text:span></text:span></text:p>
      <text:p text:style-name="P16"><text:span text:style-name="Strong_20_Emphasis"/></text:p>
      <text:p text:style-name="P16"><text:span text:style-name="Strong_20_Emphasis">npm install bower</text:span></text:p>
      <text:p text:style-name="P16"><text:span text:style-name="Strong_20_Emphasis"/></text:p>
      <text:p text:style-name="P17"><text:span text:style-name="Strong_20_Emphasis"><text:span text:style-name="T17">cd ~/html</text:span></text:span></text:p>
      <text:p text:style-name="P16"><text:span text:style-name="Strong_20_Emphasis"/></text:p>
      <text:p text:style-name="P16"><text:span text:style-name="Strong_20_Emphasis">phing bower:install</text:span></text:p>
      <text:p text:style-name="P16"/>
      <text:p text:style-name="P16"><text:span text:style-name="Strong_20_Emphasis">phing theme:init</text:span></text:p>
      <text:p text:style-name="P18"><text:span text:style-name="Strong_20_Emphasis"/></text:p>
      <text:p text:style-name="P18"><text:span text:style-name="Strong_20_Emphasis"><text:span text:style-name="T18">cd web</text:span></text:span></text:p>
      <text:p text:style-name="P13"><text:span text:style-name="Strong_20_Emphasis"/></text:p>
      <text:p text:style-name="P15"><text:span text:style-name="Strong_20_Emphasis">gulp praeconis</text:span></text:p>
      <text:p text:style-name="P15"><text:span text:style-name="Strong_20_Emphasis"/></text:p>
      <text:p text:style-name="P15"><text:span text:style-name="Strong_20_Emphasis"><text:span text:style-name="T16">Ctrl+P / Ctrl+Q</text:span></text:span></text:p>
      <text:p text:style-name="P19"/>
      <text:p text:style-name="P19">gunzip praeco-2020-11-18_develop.sql.gz</text:p>
      <text:p text:style-name="P19"/>
      <text:p text:style-name="P19">sudo docker exec -it praeconis_web_1 bash</text:p>
      <text:p text:style-name="P19"/>
      <text:p text:style-name="P19">drush sql-drop</text:p>
      <text:p text:style-name="P19"/>
      <text:p text:style-name="P19">drush sql-cli &lt; web/praeco-2020-11-18_develop.sql</text:p>
      <text:p text:style-name="P19"/>
      <text:p text:style-name="P19">drush updb</text:p>
      <text:p text:style-name="P19"/>
      <text:p text:style-name="P19">drush cim sync -y</text:p>
      <text:p text:style-name="P19"/>
      <text:p text:style-name="P19">cd ..</text:p>
      <text:p text:style-name="P19">cd /etc</text:p>
      <text:p text:style-name="P19"><text:span text:style-name="Strong_20_Emphasis">cat hosts</text:span></text:p>
      <text:p text:style-name="P19"><text:span text:style-name="Strong_20_Emphasis">127.0.0.1<text:tab/>localhost</text:span></text:p>
      <text:p text:style-name="P19"><text:span text:style-name="Strong_20_Emphasis">::1<text:tab/>localhost ip6-localhost ip6-loopback</text:span></text:p>
      <text:p text:style-name="P19"><text:span text:style-name="Strong_20_Emphasis">fe00::0<text:tab/>ip6-localnet</text:span></text:p>
      <text:p text:style-name="P19"><text:span text:style-name="Strong_20_Emphasis">ff00::0<text:tab/>ip6-mcastprefix</text:span></text:p>
      <text:p text:style-name="P19"><text:span text:style-name="Strong_20_Emphasis">ff02::1<text:tab/>ip6-allnodes</text:span></text:p>
      <text:p text:style-name="P19"><text:span text:style-name="Strong_20_Emphasis">ff02::2<text:tab/>ip6-allrouters</text:span></text:p>
      <text:p text:style-name="P19"><text:span text:style-name="Strong_20_Emphasis">127.0.0.1<text:tab/>praeconis.loc</text:span></text:p>
      <text:p text:style-name="P19"><text:span text:style-name="Strong_20_Emphasis">10.1.100.103<text:tab/>v-info-01.mmc.lo</text:span></text:p>
      <text:p text:style-name="P19"><text:span text:style-name="Strong_20_Emphasis">10.22.22.17<text:tab/>recette-trinitav3.mmc.lo</text:span></text:p>
      <text:p text:style-name="P19"><text:soft-page-break/><text:span text:style-name="Strong_20_Emphasis">10.22.22.17<text:tab/>recettemmc-trinitav3.mmc.lo</text:span></text:p>
      <text:p text:style-name="P19"><text:span text:style-name="Strong_20_Emphasis">192.168.44.44<text:tab/>docker_host</text:span></text:p>
      <text:p text:style-name="P19"><text:span text:style-name="Strong_20_Emphasis">172.18.0.6<text:tab/>praeconis.loc praeconis</text:span></text:p>
      <text:p text:style-name="P19"><text:span text:style-name="Strong_20_Emphasis"/></text:p>
      <text:p text:style-name="P19"><text:span text:style-name="Source_20_Text">drush cim --partial --source='/var/www/html/praeconis/config/drupal/whitelist/' --yes</text:span></text:p>
      <text:p text:style-name="P19"><text:span text:style-name="Source_20_Text"/></text:p>
      <text:p text:style-name="P19"><text:span text:style-name="Source_20_Text">web@praeconis:~/html/config/drupal/whitelist$ drush cim --partial --source=. --yes</text:span></text:p>
      <text:p text:style-name="P19"><text:span text:style-name="Source_20_Text"/></text:p>
      <text:p text:style-name="P19"><text:span text:style-name="Source_20_Text">--source=$PWD/config/drupal/whitelist</text:span></text:p>
      <text:p text:style-name="P19"><text:span text:style-name="Source_20_Text"/></text:p>
      <text:p text:style-name="P19"><text:span text:style-name="Source_20_Text">drush cim --partial --source=$PWD/config/drupal/whitelist --y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3:10:25.887774099</meta:creation-date>
    <meta:generator>LibreOffice/6.1.5.2$Linux_X86_64 LibreOffice_project/10$Build-2</meta:generator>
    <dc:date>2021-05-26T11:22:00.421994249</dc:date>
    <meta:editing-duration>PT5H25M46S</meta:editing-duration>
    <meta:editing-cycles>43</meta:editing-cycles>
    <meta:document-statistic meta:table-count="0" meta:image-count="0" meta:object-count="0" meta:page-count="3" meta:paragraph-count="72" meta:word-count="212" meta:character-count="1820" meta:non-whitespace-character-count="1686"/>
  </office:meta>
</office:document-meta>
</file>